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33.3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1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attack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/>
          <table:table-cell table:style-name="ce29"/>
          <table:table-cell table:style-name="ce29" office:value-type="string" calcext:value-type="string">
            <text:p>stop_attack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29" table:number-columns-repeated="2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10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4:18:14.5922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1T14:26:43.435456048</dc:date>
    <meta:editing-duration>P2DT22H28M34S</meta:editing-duration>
    <meta:editing-cycles>2584</meta:editing-cycles>
    <dc:creator>Ilya Shpigor</dc:creator>
    <meta:document-statistic meta:table-count="5" meta:cell-count="355" meta:object-count="0"/>
  </office:meta>
</office:document-meta>
</file>